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Arial" fo:font-size="15pt" style:font-size-asian="15pt" style:font-size-complex="15pt"/>
    </style:style>
    <style:style style:name="ce5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8:36:25.11">
            <text:p>2020/6/1 18:36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0)">
            <text:p>sn(0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9"/>
          <table:table-cell table:style-name="ce18"/>
          <table:table-cell table:style-name="ce19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/>
          <table:table-cell table:style-name="ce22"/>
          <table:table-cell table:style-name="ce18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19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8:36:25.11">
            <text:p>2020/6/1 18:36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0)">
            <text:p>sn(0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/>
          <table:table-cell/>
          <table:table-cell table:style-name="ce29"/>
          <table:table-cell table:number-columns-repeated="5"/>
          <table:table-cell table:style-name="ce39"/>
          <table:table-cell table:style-name="ce15"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5"/>
          <table:table-cell table:style-name="ce39"/>
          <table:table-cell table:style-name="ce15"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8:36:25.11">
            <text:p>2020/6/1 18:36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default-cell-style-name="Default"/>
        <table:table-row table:style-name="ro2">
          <table:table-cell office:value-type="string">
            <text:p>status</text:p>
          </table:table-cell>
          <table:table-cell table:style-name="ce1" table:formula="of:=CONCATENATE(&quot;sn(&quot;;MAX([.B2:.B10]);&quot;)&quot;)" office:value-type="string" office:string-value="sn(2)">
            <text:p>sn(2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34" office:value-type="string">
            <text:p>対位法 前編</text:p>
          </table:table-cell>
          <table:table-cell table:style-name="ce36" office:value-type="string">
            <text:p>https://www.mie238f.com/entry/2017/06/24/010907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44" office:value-type="date" office:date-value="2020-06-01T16:51:53.359999">
            <text:p>06.01</text:p>
          </table:table-cell>
          <table:table-cell table:style-name="ce44"/>
          <table:table-cell table:style-name="ce45"/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 office:value-type="float" office:value="2">
            <text:p>2</text:p>
          </table:table-cell>
          <table:table-cell table:style-name="ce34" office:value-type="string">
            <text:p>非和声音（和音外音）</text:p>
          </table:table-cell>
          <table:table-cell table:style-name="ce36" office:value-type="string">
            <text:p>https://www.mie238f.com/entry/2016/10/16/000000_1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44" office:value-type="date" office:date-value="2020-06-01T16:51:53.359999">
            <text:p>06.01</text:p>
          </table:table-cell>
          <table:table-cell table:style-name="ce44"/>
          <table:table-cell table:style-name="ce45"/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44" table:number-columns-repeated="2"/>
          <table:table-cell table:style-name="ce45"/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44" table:number-columns-repeated="2"/>
          <table:table-cell table:style-name="ce45"/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44" table:number-columns-repeated="2"/>
          <table:table-cell table:style-name="ce45"/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44" table:number-columns-repeated="2"/>
          <table:table-cell table:style-name="ce45"/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44" table:number-columns-repeated="2"/>
          <table:table-cell table:style-name="ce45"/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44" table:number-columns-repeated="2"/>
          <table:table-cell table:style-name="ce45"/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44" table:number-columns-repeated="2"/>
          <table:table-cell table:style-name="ce45"/>
          <table:table-cell table:style-name="ce15" office:value-type="string">
            <text:p>*</text:p>
          </table:table-cell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1T18:33:25.92">
            <text:p>2020/6/1 18:33</text:p>
          </table:table-cell>
          <table:table-cell table:style-name="ce14" table:formula="of:=NOW()" office:value-type="date" office:date-value="2020-06-01T18:33:25.92">
            <text:p>2020/6/1 18:33</text:p>
          </table:table-cell>
          <table:table-cell table:style-name="ce14" table:formula="of:=NOW()" office:value-type="date" office:date-value="2020-06-01T18:33:25.92">
            <text:p>2020/6/1 18:3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1T18:33:25.92">
            <text:p>2020/6/1 18:33</text:p>
          </table:table-cell>
          <table:table-cell table:style-name="ce14" table:formula="of:=NOW()" office:value-type="date" office:date-value="2020-06-01T18:33:25.92">
            <text:p>2020/6/1 18:33</text:p>
          </table:table-cell>
          <table:table-cell table:style-name="ce14" table:formula="of:=NOW()" office:value-type="date" office:date-value="2020-06-01T18:33:25.92">
            <text:p>2020/6/1 18:3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47"/>
        <table:table-column table:style-name="co1" table:default-cell-style-name="ce49"/>
        <table:table-row table:style-name="ro1">
          <table:table-cell table:style-name="ce1" table:formula="of:=CONCATENATE(&quot;sn(&quot;;MAX([.A2:.A5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6"/>
          <table:table-cell table:style-name="ce35"/>
          <table:table-cell table:style-name="ce37"/>
          <table:table-cell table:style-name="ce28"/>
          <table:table-cell table:style-name="ce30"/>
          <table:table-cell table:style-name="ce48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6"/>
          <table:table-cell table:style-name="ce35"/>
          <table:table-cell table:style-name="ce37"/>
          <table:table-cell table:style-name="ce28"/>
          <table:table-cell table:style-name="ce30"/>
          <table:table-cell table:style-name="ce48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8:36:25.26">
            <text:p>2020/6/1 18:36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6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51"/>
        <table:table-column table:style-name="co1" table:default-cell-style-name="ce10"/>
        <table:table-row table:style-name="ro1">
          <table:table-cell table:style-name="ce1" table:formula="of:=CONCATENATE(&quot;sn(&quot;;MAX([.A2:.A4]);&quot;)&quot;)" office:value-type="string" office:string-value="sn(0)">
            <text:p>sn(0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50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50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50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50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50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50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1T18:36:21.48">
            <text:p>2020/6/1 18:36</text:p>
          </table:table-cell>
          <table:table-cell office:value-type="string">
            <text:p>*</text:p>
          </table:table-cell>
        </table:table-row>
      </table:table>
      <table:table table:name="6_words" table:style-name="ta1" table:print="false">
        <table:table-column table:style-name="co1" table:default-cell-style-name="ce56"/>
        <table:table-column table:style-name="co11" table:default-cell-style-name="ce56"/>
        <table:table-column table:style-name="co15" table:default-cell-style-name="ce56"/>
        <table:table-column table:style-name="co1" table:number-columns-repeated="5" table:default-cell-style-name="ce56"/>
        <table:table-column table:style-name="co14" table:default-cell-style-name="ce56"/>
        <table:table-column table:style-name="co1" table:number-columns-repeated="1015" table:default-cell-style-name="ce56"/>
        <table:table-row table:style-name="ro3">
          <table:table-cell table:style-name="ce52" table:formula="of:=CONCATENATE(&quot;sn(&quot;;MAX([.A2:.A9]);&quot;)&quot;)" office:value-type="string" office:string-value="sn(2)">
            <text:p>sn(2)</text:p>
          </table:table-cell>
          <table:table-cell table:style-name="ce52" office:value-type="string">
            <text:p>word</text:p>
          </table:table-cell>
          <table:table-cell table:style-name="ce52" table:number-columns-repeated="6"/>
          <table:table-cell table:style-name="ce52" office:value-type="string">
            <text:p>entry</text:p>
          </table:table-cell>
          <table:table-cell table:style-name="ce69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 office:value-type="float" office:value="1">
            <text:p>1</text:p>
          </table:table-cell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70" office:value-type="string">
            <text:p>*</text:p>
          </table:table-cell>
          <table:table-cell table:style-name="ce71" table:number-columns-repeated="1014"/>
        </table:table-row>
        <table:table-row table:style-name="ro3">
          <table:table-cell table:style-name="ce54" office:value-type="float" office:value="2">
            <text:p>2</text:p>
          </table:table-cell>
          <table:table-cell table:style-name="ce58"/>
          <table:table-cell table:style-name="ce59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9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69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57"/>
          <table:table-cell table:style-name="ce59" table:number-columns-repeated="2"/>
          <table:table-cell table:style-name="ce62"/>
          <table:table-cell table:style-name="ce59"/>
          <table:table-cell table:style-name="ce65"/>
          <table:table-cell table:style-name="ce57"/>
          <table:table-cell table:style-name="ce66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54"/>
          <table:table-cell table:style-name="ce58"/>
          <table:table-cell table:style-name="ce60"/>
          <table:table-cell table:style-name="ce61"/>
          <table:table-cell table:style-name="ce63"/>
          <table:table-cell table:style-name="ce60"/>
          <table:table-cell table:style-name="ce54"/>
          <table:table-cell table:style-name="ce58"/>
          <table:table-cell table:style-name="ce67"/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4">
          <table:table-cell table:number-columns-repeated="4" table:style-name="ce55" office:value-type="string">
            <text:p>*</text:p>
          </table:table-cell>
          <table:table-cell table:number-columns-repeated="4" table:style-name="ce64" office:value-type="string">
            <text:p>*</text:p>
          </table:table-cell>
          <table:table-cell table:style-name="ce68" table:formula="of:=NOW()" office:value-type="date" office:date-value="2020-06-01T18:36:21.48">
            <text:p>2020/6/1 18:36</text:p>
          </table:table-cell>
          <table:table-cell table:style-name="ce64" office:value-type="string">
            <text:p>*</text:p>
          </table:table-cell>
          <table:table-cell table:number-columns-repeated="101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1" table:target-range-address="3_docs.A1:3_docs.L26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2020/06/01</text:date>, <text:time>18:43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01T18:43:02.92</dc:date>
    <dc:creator>iwabuchi ken</dc:creator>
    <meta:editing-duration>P1DT3H8M6S</meta:editing-duration>
    <meta:editing-cycles>145</meta:editing-cycles>
    <meta:generator>OpenOffice/4.1.3$Win32 OpenOffice.org_project/413m1$Build-9783</meta:generator>
    <meta:document-statistic meta:table-count="7" meta:cell-count="237" meta:object-count="0"/>
  </office:meta>
</office:document-meta>
</file>